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0411682A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1008in" svg:height="3.1008in" draw:z-index="0"><draw:image xlink:href="Pictures/100000000000019000000190411682A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7:04:57.899557000</meta:creation-date>
    <dc:date>2016-01-07T17:05:35.336651000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1.2$MacOSX_X86_64 LibreOffice_project/45e2de17089c24a1fa810c8f975a7171ba4cd432</meta:generator>
  </office:meta>
</office:document-meta>
</file>